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istogram dla ciągu rzutów parą kostek</text:h>
      <text:section text:style-name="Sect1" text:name="intro">
        <text:p text:style-name="Text_20_body">Napisz program, który czyta liczbę całkowitą <text:span text:style-name="Source_20_Text">n</text:span>, symuluje <text:span text:style-name="Source_20_Text">n</text:span> rzutów parą kostek sześciennych i pisze histogram częstości wystąpienia poszczególnych sum oczek.</text:p>
        <text:p text:style-name="Text_20_body">Histogram, narysowany za pomocą spacji i gwiazdek, ma pionowe słupki otoczone spacjami. Słupek odpowiadający najczęściej występującej sumie oczek ma wysokość <text:span text:style-name="Source_20_Text">20</text:span> a pozostałe są odpowiednio do niego przeskalowane. Histogram otoczony jest ramką ze znaków <text:span text:style-name="Source_20_Text">+</text:span>, <text:span text:style-name="Source_20_Text">-</text:span> i <text:span text:style-name="Source_20_Text">|</text:span>.</text:p>
        <text:p text:style-name="Text_20_body">Dla danych</text:p>
        <text:p text:style-name="P2"><text:span text:style-name="Source_20_Text">10000</text:span></text:p>
        <text:p text:style-name="Text_20_body">wynikiem może być</text:p>
        <text:p text:style-name="Preformatted_20_Text"><text:span text:style-name="Source_20_Text">+-----------------------+</text:span></text:p>
        <text:p text:style-name="Preformatted_20_Text"><text:span text:style-name="Source_20_Text">| <text:s text:c="10"/>* <text:s text:c="10"/>|</text:span></text:p>
        <text:p text:style-name="Preformatted_20_Text"><text:span text:style-name="Source_20_Text">| <text:s text:c="10"/>* <text:s text:c="10"/>|</text:span></text:p>
        <text:p text:style-name="Preformatted_20_Text"><text:span text:style-name="Source_20_Text">| <text:s text:c="10"/>* <text:s text:c="10"/>|</text:span></text:p>
        <text:p text:style-name="Preformatted_20_Text"><text:span text:style-name="Source_20_Text">| <text:s text:c="10"/>* <text:s text:c="10"/>|</text:span></text:p>
        <text:p text:style-name="Preformatted_20_Text"><text:span text:style-name="Source_20_Text">| <text:s text:c="8"/>* * <text:s text:c="10"/>|</text:span></text:p>
        <text:p text:style-name="Preformatted_20_Text"><text:span text:style-name="Source_20_Text">| <text:s text:c="8"/>* * * <text:s text:c="8"/>|</text:span></text:p>
        <text:p text:style-name="Preformatted_20_Text"><text:span text:style-name="Source_20_Text">| <text:s text:c="8"/>* * * <text:s text:c="8"/>|</text:span></text:p>
        <text:p text:style-name="Preformatted_20_Text"><text:span text:style-name="Source_20_Text">| <text:s text:c="8"/>* * * * <text:s text:c="6"/>|</text:span></text:p>
        <text:p text:style-name="Preformatted_20_Text"><text:span text:style-name="Source_20_Text">| <text:s text:c="6"/>* * * * * <text:s text:c="6"/>|</text:span></text:p>
        <text:p text:style-name="Preformatted_20_Text"><text:span text:style-name="Source_20_Text">| <text:s text:c="6"/>* * * * * <text:s text:c="6"/>|</text:span></text:p>
        <text:p text:style-name="Preformatted_20_Text"><text:span text:style-name="Source_20_Text">| <text:s text:c="6"/>* * * * * * <text:s text:c="4"/>|</text:span></text:p>
        <text:p text:style-name="Preformatted_20_Text"><text:span text:style-name="Source_20_Text">| <text:s text:c="4"/>* * * * * * * <text:s text:c="4"/>|</text:span></text:p>
        <text:p text:style-name="Preformatted_20_Text"><text:span text:style-name="Source_20_Text">| <text:s text:c="4"/>* * * * * * * <text:s text:c="4"/>|</text:span></text:p>
        <text:p text:style-name="Preformatted_20_Text"><text:span text:style-name="Source_20_Text">| <text:s text:c="4"/>* * * * * * * <text:s text:c="4"/>|</text:span></text:p>
        <text:p text:style-name="Preformatted_20_Text"><text:span text:style-name="Source_20_Text">| <text:s text:c="2"/>* * * * * * * * <text:s text:c="4"/>|</text:span></text:p>
        <text:p text:style-name="Preformatted_20_Text"><text:span text:style-name="Source_20_Text">| <text:s text:c="2"/>* * * * * * * * * <text:s text:c="2"/>|</text:span></text:p>
        <text:p text:style-name="Preformatted_20_Text"><text:span text:style-name="Source_20_Text">| <text:s text:c="2"/>* * * * * * * * * <text:s text:c="2"/>|</text:span></text:p>
        <text:p text:style-name="Preformatted_20_Text"><text:span text:style-name="Source_20_Text">| * * * * * * * * * * * |</text:span></text:p>
        <text:p text:style-name="Preformatted_20_Text"><text:span text:style-name="Source_20_Text">| * * * * * * * * * * * |</text:span></text:p>
        <text:p text:style-name="Preformatted_20_Text"><text:span text:style-name="Source_20_Text">| * * * * * * * * * * * |</text:span></text:p>
        <text:p text:style-name="P2"><text:span text:style-name="Source_20_Text">+-----------------------+</text:span></text:p>
        <text:p text:style-name="Text_20_body">Proponujemy podział pracy nad programem na etapy, wyznaczone przez sposób prezentacji wyników</text:p>
        <text:list xml:id="list2003694718" text:style-name="L1">
          <text:list-item>
            <text:p text:style-name="P1">częstości podane w postaci liczbowej,</text:p>
          </text:list-item>
          <text:list-item>
            <text:p text:style-name="P1">histogram ze słupkami poziomymi, bez skalowania i ramki,</text:p>
          </text:list-item>
          <text:list-item>
            <text:p text:style-name="P1">histogram ze skalowanymi słupkami poziomymi, bez ramki,</text:p>
          </text:list-item>
          <text:list-item>
            <text:p text:style-name="P1">histogram ze skalowanymi słupkami pionowymi, bez ramki,</text:p>
          </text:list-item>
          <text:list-item>
            <text:p text:style-name="P1">pełna wersja rozwiązania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9:10:17.634768558</meta:creation-date>
    <dc:date>2020-10-31T19:11:26.042133183</dc:date>
    <meta:editing-duration>PT1M9S</meta:editing-duration>
    <meta:editing-cycles>1</meta:editing-cycles>
    <meta:document-statistic meta:table-count="0" meta:image-count="0" meta:object-count="0" meta:page-count="1" meta:paragraph-count="34" meta:word-count="274" meta:character-count="1368" meta:non-whitespace-character-count="919"/>
    <meta:generator>LibreOffice/6.0.7.3$Linux_X86_64 LibreOffice_project/00m0$Build-3</meta:generator>
  </office:meta>
</office:document-meta>
</file>